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ff00ff"/>
    </style:style>
    <style:style style:name="P5" style:family="paragraph" style:parent-style-name="Standard" style:list-style-name="WWNum7">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7">
      <style:paragraph-properties fo:margin-left="1in" fo:margin-right="0in" fo:text-indent="-0.25in" style:auto-text-indent="false"/>
    </style:style>
    <style:style style:name="P16" style:family="paragraph" style:parent-style-name="Standard" style:list-style-name="WWNum9">
      <style:paragraph-properties fo:margin-left="1in" fo:margin-right="0in" fo:text-indent="-0.25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6560608" text:id="ct36560608">
          <text:insertion>
            <office:change-info>
              <dc:creator>RTheren</dc:creator>
              <dc:date>2019-10-21T18:23: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WDW <text:s/>- </text:span><text:span text:style-name="T2">193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91" text:visited-style-name="ListLabel_20_91"><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91" text:visited-style-name="ListLabel_20_91"><text:span text:style-name="T14">https://meet.jit.si/pedro9000#config.disableAP=true&amp;config.disableAEC=true&amp;config.disableAGC=true</text:span></text:a></text:p>
      <text:p text:style-name="P2"/>
      <text:p text:style-name="P1"><draw:rect text:anchor-type="as-char" style:rel-width="100%" draw:z-index="0" draw:style-name="gr1" draw:text-style-name="P19"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9" svg:width="0.0012in" svg:height="0.0213in"><text:p/></draw:rect></text:p>
      <text:p text:style-name="P1"><text:span text:style-name="T4">Patreons:</text:span><text:span text:style-name="T16"> Post story suggestions </text:span><text:span text:style-name="T17">HAR</text:span><text:span text:style-name="T18">!</text:span></text:p>
      <text:p text:style-name="P1">1.<text:change-start text:change-id="ct36560608"/> Zombie Noper 3000 (RTheren)<text:line-break/><text:tab/>https://github.com/orhun/zps<text:change-end text:change-id="ct36560608"/></text:p>
      <text:p text:style-name="P1">2.</text:p>
      <text:p text:style-name="P1">3.</text:p>
      <text:p text:style-name="P1">4.</text:p>
      <text:p text:style-name="P1"><text:soft-page-break/>5.</text:p>
      <text:p text:style-name="P3"/>
      <text:p text:style-name="P1"><draw:rect text:anchor-type="as-char" style:rel-width="100%" draw:z-index="2" draw:style-name="gr1" draw:text-style-name="P19" svg:width="0.0012in" svg:height="0.0213in"><text:p/></draw:rect></text:p>
      <text:p text:style-name="P1"><text:span text:style-name="T7">What we’re up to :</text:span></text:p>
      <text:p text:style-name="P1"><text:span text:style-name="T7">V -</text:span></text:p>
      <text:p text:style-name="P1"><text:span text:style-name="T7"><text:s/>J - Well, as you might remember from last week, I had that big interview with BigDaddyLinux on “Linux Spotlight”, and I just want to thank the many of you/all of you who left such wonderful feedback.. it's been a wonderful week.. Squeee!</text:span></text:p>
      <text:p text:style-name="P1"><text:span text:style-name="T7">P - </text:span></text:p>
      <text:p text:style-name="Standard"><draw:rect text:anchor-type="as-char" style:rel-width="100%" draw:z-index="3" draw:style-name="gr1" draw:text-style-name="P19" svg:width="0.0012in" svg:height="0.0213in"><text:p/></draw:rect></text:p>
      <text:p text:style-name="Standard">News</text:p>
      <text:p text:style-name="Standard"/>
      <text:p text:style-name="Standard"/>
      <text:p text:style-name="Standard"><text:span text:style-name="T9">Shotwell fired </text:span></text:p>
      <text:p text:style-name="Standard"><text:a xlink:type="simple" xlink:href="https://www.gnome.org/news/2019/10/gnome-files-defense-against-patent-troll/" text:style-name="ListLabel_20_92" text:visited-style-name="ListLabel_20_92"><text:span text:style-name="T15">https://www.gnome.org/news/2019/10/gnome-files-defense-against-patent-troll/</text:span></text:a></text:p>
      <text:list xml:id="list2603166786" text:style-name="WWNum7">
        <text:list-item>
          <text:p text:style-name="P5"><text:span text:style-name="T9">They will be fighting the good fight here. </text:span></text:p>
        </text:list-item>
        <text:list-item>
          <text:p text:style-name="P5"><text:span text:style-name="T9">The easy option was to pay the trolls a comparatively small sum and be done with it. </text:span></text:p>
        </text:list-item>
        <text:list-item>
          <text:p text:style-name="P5"><text:span text:style-name="T9">That’s the business model of patent trolls since it will always cost more to take them to court. </text:span></text:p>
        </text:list-item>
        <text:list-item>
          <text:p text:style-name="P5"><text:span text:style-name="T12">It seems silly to go and try to extort money from GNOME over Shotwell.</text:span></text:p>
        </text:list-item>
        <text:list-item>
          <text:p text:style-name="P5"><text:span text:style-name="T12">But it would have been a good benchmark to see if they could get away with it.</text:span></text:p>
        </text:list-item>
        <text:list-item>
          <text:p text:style-name="P5"><text:span text:style-name="T12">Something tells me the copyright trolls are going to fight to get it dismissed as quickly as possible.</text:span></text:p>
        </text:list-item>
        <text:list-item>
          <text:p text:style-name="P5"><text:span text:style-name="T5">Please help support the GNOME Foundation in fighting this patent troll and help send a message to patent trolls everywhere that they should never target free software!</text:span></text:p>
          <text:list>
            <text:list-item>
              <text:p text:style-name="P15"><text:a xlink:type="simple" xlink:href="https://secure.givelively.org/donate/gnome-foundation-inc/gnome-patent-troll-defense-fund" text:style-name="ListLabel_20_92" text:visited-style-name="ListLabel_20_92"><text:span text:style-name="T15">https://secure.givelively.org/donate/gnome-foundation-inc/gnome-patent-troll-defense-fund</text:span></text:a></text:p>
            </text:list-item>
            <text:list-item>
              <text:p text:style-name="P15"><text:soft-page-break/><text:a xlink:type="simple" xlink:href="https://www.gnome.org/support-gnome/donate/" text:style-name="ListLabel_20_92" text:visited-style-name="ListLabel_20_92"><text:span text:style-name="T15">https://www.gnome.org/support-gnome/donate/</text:span></text:a></text:p>
            </text:list-item>
          </text:list>
        </text:list-item>
        <text:list-item>
          <text:p text:style-name="P5"><text:span text:style-name="T5">I just donated!</text:span></text:p>
        </text:list-item>
        <text:list-item>
          <text:p text:style-name="P5"><text:span text:style-name="T5">If you are not able to donate monetarily, spread the word on social media.</text:span></text:p>
        </text:list-item>
      </text:list>
      <text:p text:style-name="Standard"/>
      <text:p text:style-name="Standard"><text:span text:style-name="T3">AWS promotional credits</text:span> </text:p>
      <text:p text:style-name="Standard"><text:a xlink:type="simple" xlink:href="https://aws.amazon.com/blogs/opensource/aws-promotional-credits-open-source-projects/" text:style-name="ListLabel_20_92" text:visited-style-name="ListLabel_20_92"><text:span text:style-name="T15">https://aws.amazon.com/blogs/opensource/aws-promotional-credits-open-source-projects/</text:span></text:a></text:p>
      <text:list xml:id="list153400414" text:style-name="WWNum3">
        <text:list-item>
          <text:p text:style-name="P6"><text:span text:style-name="T12">If nothing else, Microsoft’s move on Github and how they’ve handled it thus far has had a bit of an impact.</text:span></text:p>
        </text:list-item>
        <text:list-item>
          <text:p text:style-name="P6"><text:span text:style-name="T12">Even Amazon felt the pressure to do something.</text:span></text:p>
        </text:list-item>
        <text:list-item>
          <text:p text:style-name="P6"><text:span text:style-name="T5">Amazon is now offering AWS promotional credits to open source projects which will help with the cost involved in using the AWS cloud and free up resources for open source projects to further expand and innovate in their communities.</text:span></text:p>
        </text:list-item>
        <text:list-item>
          <text:p text:style-name="P6"><text:span text:style-name="T5">Amazon is being a good steward in the community, and at the same time knows that this will increase their revenue because these are open source projects used, developed and tested on their platform, and they are growing.</text:span></text:p>
        </text:list-item>
        <text:list-item>
          <text:p text:style-name="P6"><text:span text:style-name="T5">The Linux Foundation’s Cloud Native Computing Foundation which includes Kubernetes, Prometheus, and Envoy open source projects are receiving AWS cloud promotional credits.</text:span></text:p>
        </text:list-item>
        <text:list-item>
          <text:p text:style-name="P6"><text:span text:style-name="T5">The Rust language and the Julia language designed for high performance computing are recipients also.</text:span></text:p>
        </text:list-item>
      </text:list>
      <text:p text:style-name="Standard"/>
      <text:p text:style-name="Standard"><text:span text:style-name="T11">Screen time monitor for Linux </text:span></text:p>
      <text:p text:style-name="Standard"><text:a xlink:type="simple" xlink:href="https://gitlab.com/cunidev/workflow" text:style-name="ListLabel_20_92" text:visited-style-name="ListLabel_20_92"><text:span text:style-name="T15">https://gitlab.com/cunidev/workflow</text:span></text:a></text:p>
      <text:list xml:id="list297879593" text:style-name="WWNum5">
        <text:list-item>
          <text:p text:style-name="P7"><text:span text:style-name="T9">I don’t need an app to shame me. </text:span></text:p>
        </text:list-item>
        <text:list-item>
          <text:p text:style-name="P7"><text:span text:style-name="T12">Pretty sure Steam is the one that wins on this box.</text:span></text:p>
        </text:list-item>
        <text:list-item>
          <text:p text:style-name="P7"><text:span text:style-name="T12">I have it set to autostart and it only goes down while the box is on to update.</text:span></text:p>
        </text:list-item>
        <text:list-item>
          <text:p text:style-name="P7"><text:span text:style-name="T5">On my broadcasting rig, it is probably a tie with Discord, Steam, pavucontrol, Vivaldi, Chromium, xterm because I launch them as soon as I boot the computer.</text:span></text:p>
        </text:list-item>
      </text:list>
      <text:p text:style-name="P4"/>
      <text:p text:style-name="Standard"><text:span text:style-name="T9">Ubuntu 19.10</text:span></text:p>
      <text:p text:style-name="Standard"><text:soft-page-break/><text:a xlink:type="simple" xlink:href="https://liliputing.com/2019/10/ubuntu-19-10-is-here-nearly-15-years-after-first-ubuntu-release.html" text:style-name="ListLabel_20_92" text:visited-style-name="ListLabel_20_92"><text:span text:style-name="T15">https://liliputing.com/2019/10/ubuntu-19-10-is-here-nearly-15-years-after-first-ubuntu-release.html</text:span></text:a></text:p>
      <text:list xml:id="list1244063279" text:style-name="WWNum9">
        <text:list-item>
          <text:p text:style-name="P8"><text:span text:style-name="T9">15 years of the Ubuntu, wow. </text:span></text:p>
        </text:list-item>
        <text:list-item>
          <text:p text:style-name="P8"><text:span text:style-name="T9">In the latest hotness you get Kernel 5.3, WPA3 Wi-Fi security, GNOME 3.34, and the ability to run select 32-bit apps. </text:span></text:p>
        </text:list-item>
        <text:list-item>
          <text:p text:style-name="P8"><text:span text:style-name="T9">I think it includes XFCE 4.14 as well. </text:span></text:p>
        </text:list-item>
        <text:list-item>
          <text:p text:style-name="P8"><text:span text:style-name="T9">It does not ship with support for the RX 5700 OOTB. </text:span></text:p>
          <text:list>
            <text:list-item>
              <text:p text:style-name="P16"><text:span text:style-name="T12">That will need Mesa 19.3 which is not out in the stable branch yet.</text:span></text:p>
            </text:list-item>
          </text:list>
        </text:list-item>
        <text:list-item>
          <text:p text:style-name="P8"><text:span text:style-name="T12">Though, rc1 is due to come out at the end of the month and the final candidate is planned for the 20th of November.</text:span></text:p>
        </text:list-item>
        <text:list-item>
          <text:p text:style-name="P8"><text:span text:style-name="T5">And as we talked about last week, this release includes the ability to use the ZFS file system.</text:span></text:p>
        </text:list-item>
        <text:list-item>
          <text:p text:style-name="P8"><text:span text:style-name="T5">Also, I have been playing with Ubuntu Studio 19.10 in the last few days, and not only noticed the inclusion of our loved OBS Studio, but that it works from the live USB as well!</text:span></text:p>
        </text:list-item>
        <text:list-item>
          <text:p text:style-name="P8"><text:span text:style-name="T5">15 years ago, when first using Ubuntu, I enjoy the tail tail drums used at system startup and the “Linux for Human Beings” wallpapers.</text:span></text:p>
        </text:list-item>
        <text:list-item>
          <text:p text:style-name="P8"><text:span text:style-name="T5">But, most importantly, Ubuntu brought an easy to install and use Debian derivative to Linux users and new users alike.</text:span></text:p>
        </text:list-item>
        <text:list-item>
          <text:p text:style-name="P8"><text:span text:style-name="T5">Congratulations to Martin Wimpress who is the new Ubuntu Desktop Director at Canonical!</text:span></text:p>
        </text:list-item>
        <text:list-item>
          <text:p text:style-name="P8"><text:span text:style-name="T5">I know Wimpy will do an awesome job, and am sure he will bring all those progressive updates from Ubuntu Mate to the main Ubuntu.</text:span></text:p>
        </text:list-item>
      </text:list>
      <text:p text:style-name="Standard"/>
      <text:p text:style-name="Standard"><text:span text:style-name="T3">No Linux support for DeX on Android 10 (RTheren)</text:span></text:p>
      <text:p text:style-name="Standard"><text:a xlink:type="simple" xlink:href="https://www.engadget.com/2019/10/19/samsung-discontinues-linux-on-dex/" text:style-name="ListLabel_20_92" text:visited-style-name="ListLabel_20_92"><text:span text:style-name="T15">https://www.engadget.com/2019/10/19/samsung-discontinues-linux-on-dex/</text:span></text:a></text:p>
      <text:list xml:id="list1702903129" text:style-name="WWNum10">
        <text:list-item>
          <text:p text:style-name="P9"><text:span text:style-name="T12">Now I don’t have any reason to even consider a Samsung phone.</text:span></text:p>
        </text:list-item>
        <text:list-item>
          <text:p text:style-name="P9"><text:span text:style-name="T12">Thanks for that!</text:span></text:p>
        </text:list-item>
        <text:list-item>
          <text:p text:style-name="P9"><text:span text:style-name="T12">It also makes sense, since Android 10 is reportedly bringing a desktop mode for devices docked to an external display.</text:span></text:p>
        </text:list-item>
        <text:list-item>
          <text:p text:style-name="P9"><text:span text:style-name="T5">Samsung is stopping its Linux support for DeX on Android 10, which has been in beta for quite some time.</text:span></text:p>
        </text:list-item>
        <text:list-item>
          <text:p text:style-name="P9"><text:span text:style-name="T5">DeX allows you to turn your Samsung phone into a PC.</text:span></text:p>
        </text:list-item>
        <text:list-item>
          <text:p text:style-name="P9"><text:soft-page-break/><text:span text:style-name="T5">I know a lot of people in our Linux community who will be sad about this, including linuxgnuru in our chat.</text:span></text:p>
        </text:list-item>
        <text:list-item>
          <text:p text:style-name="P9"><text:span text:style-name="T5">And of course you can run Ubuntu Touch by UBports on several devices that you can buy inexpensively from Ebay or Amazon, including a OnePlus One that I have it installed on or a Nexus 5.</text:span></text:p>
        </text:list-item>
        <text:list-item>
          <text:p text:style-name="P9"><text:span text:style-name="T5">Thank you RTheren for this story. </text:span></text:p>
        </text:list-item>
      </text:list>
      <text:p text:style-name="Standard"/>
      <text:p text:style-name="Standard"><text:span text:style-name="T9">Colour calibration in Linux </text:span></text:p>
      <text:p text:style-name="Standard"><text:a xlink:type="simple" xlink:href="https://www.reallinuxuser.com/how-to-color-calibrate-your-monitor-in-linux/" text:style-name="ListLabel_20_92" text:visited-style-name="ListLabel_20_92"><text:span text:style-name="T15">https://www.reallinuxuser.com/how-to-color-calibrate-your-monitor-in-linux/</text:span></text:a></text:p>
      <text:list xml:id="list607369647" text:style-name="WWNum1">
        <text:list-item>
          <text:p text:style-name="P10"><text:span text:style-name="T9">It’s so easy these days but nobody does it. </text:span></text:p>
        </text:list-item>
        <text:list-item>
          <text:p text:style-name="P10"><text:span text:style-name="T9">Not having colour matched screens would drive me up the wall. </text:span></text:p>
        </text:list-item>
        <text:list-item>
          <text:p text:style-name="P10"><text:span text:style-name="T9">You don’t need anything wicked-expensive. </text:span></text:p>
        </text:list-item>
        <text:list-item>
          <text:p text:style-name="P10"><text:span text:style-name="T9">My old Spyder 3 pro works just fine and you can yoink one for $30 $40.</text:span></text:p>
        </text:list-item>
        <text:list-item>
          <text:p text:style-name="P10"><text:span text:style-name="T9">On Debian, the only thing you need to install is wxpython.</text:span></text:p>
        </text:list-item>
        <text:list-item>
          <text:p text:style-name="P10"><text:span text:style-name="T5">I have been doing this since the 80’s as a computer graphics and animation artist and instructor.</text:span></text:p>
        </text:list-item>
        <text:list-item>
          <text:p text:style-name="P10"><text:span text:style-name="T5">And for multi-monitor setups it is crucial to have them matched, for doing artwork, editing, animation, video podcasting and playing games, especially when I play games spanning 3 monitors!</text:span></text:p>
        </text:list-item>
        <text:list-item>
          <text:p text:style-name="P10"><text:span text:style-name="T5">I have an old Spyder 2, but have used the higher end Klein ones that we have at my work.</text:span></text:p>
        </text:list-item>
      </text:list>
      <text:p text:style-name="P4"/>
      <text:p text:style-name="Standard"><text:span text:style-name="T9">Resolve 16.1</text:span></text:p>
      <text:p text:style-name="Standard"><text:a xlink:type="simple" xlink:href="https://www.neowin.net/news/davinci-resolve-161" text:style-name="ListLabel_20_92" text:visited-style-name="ListLabel_20_92"><text:span text:style-name="T15">https://www.neowin.net/news/davinci-resolve-161</text:span></text:a></text:p>
      <text:list xml:id="list308936831" text:style-name="WWNum2">
        <text:list-item>
          <text:p text:style-name="P11"><text:span text:style-name="T9">Support for clipping indicator for main buses on the Fairlight mixer</text:span></text:p>
        </text:list-item>
        <text:list-item>
          <text:p text:style-name="P11"><text:span text:style-name="T9">Support for a Clean Feed viewer mode on an additional display on DaVinci Resolve Studio.</text:span></text:p>
          <text:list>
            <text:list-item>
              <text:p text:style-name="P17"><text:span text:style-name="T9">This is handy if you don’t have a BM output device or you do and have to use it for return video. </text:span></text:p>
            </text:list-item>
          </text:list>
        </text:list-item>
        <text:list-item>
          <text:p text:style-name="P11"><text:span text:style-name="T9">Improved performance when decoding H.264 and H.265 clips using GPU acceleration on AMD graphics cards.</text:span></text:p>
          <text:list>
            <text:list-item>
              <text:p text:style-name="P17"><text:soft-page-break/><text:span text:style-name="T5">So happy this was fixed! <text:s/></text:span></text:p>
            </text:list-item>
            <text:list-item>
              <text:p text:style-name="P17"><text:span text:style-name="T5">I sometimes would have issues with the H.2** codec read speed and performance on my AMD Firepro on one of my rendering rigs.</text:span></text:p>
            </text:list-item>
            <text:list-item>
              <text:p text:style-name="P17"><text:span text:style-name="T9">If you are using a Firepro you should be generating optimized media. </text:span></text:p>
            </text:list-item>
          </text:list>
        </text:list-item>
        <text:list-item>
          <text:p text:style-name="P11"><text:span text:style-name="T9">There was an update to the Boring detector but I’m afraid to use it on any of our shows. </text:span></text:p>
        </text:list-item>
        <text:list-item>
          <text:p text:style-name="P11"><text:span text:style-name="T9">Still waiting on support for UTvideo.</text:span></text:p>
        </text:list-item>
        <text:list-item>
          <text:p text:style-name="P11"><text:span text:style-name="T5">And this is a feature that was missing from Davinci that I use heavily in Adobe Premiere: <text:s/>The Ability to copy and paste transitions across multiple edit points in the timeline.</text:span></text:p>
        </text:list-item>
        <text:list-item>
          <text:p text:style-name="P11"><text:span text:style-name="T5">And keyboard shortcuts for showing or hiding individual panels increases speed of your workflow.</text:span></text:p>
        </text:list-item>
      </text:list>
      <text:p text:style-name="Standard"/>
      <text:p text:style-name="Standard"><text:span text:style-name="T3">Disney+ on Linux</text:span></text:p>
      <text:p text:style-name="Standard"><text:a xlink:type="simple" xlink:href="https://www.ghacks.net/2019/10/21/disney-does-not-work-on-linux-devices/" text:style-name="ListLabel_20_92" text:visited-style-name="ListLabel_20_92"><text:span text:style-name="T15">https://www.ghacks.net/2019/10/21/disney-does-not-work-on-linux-devices/</text:span></text:a></text:p>
      <text:list xml:id="list555690513" text:style-name="WWNum4">
        <text:list-item>
          <text:p text:style-name="P12"><text:span text:style-name="T9">Didn’t we already know this?</text:span></text:p>
        </text:list-item>
        <text:list-item>
          <text:p text:style-name="P12"><text:span text:style-name="T9">If not, I think we all expected it. </text:span></text:p>
        </text:list-item>
        <text:list-item>
          <text:p text:style-name="P12"><text:span text:style-name="T9">In all fairness I never planned on watching it on the PC. </text:span></text:p>
        </text:list-item>
        <text:list-item>
          <text:p text:style-name="P12"><text:span text:style-name="T12">It seems a bit hypocritical of Disney and several other companies who pull this kind of BS.</text:span></text:p>
        </text:list-item>
        <text:list-item>
          <text:p text:style-name="P12"><text:span text:style-name="T12"><office:annotation office:name="__Annotation__146_606351859"><dc:creator>Jordan Cwang</dc:creator><dc:date>2019-10-22T14:35:25</dc:date><text:p><text:span text:style-name="T19">You can't be talking about the same Disney that enriched themselves with adaptations of famous public domain works and then successfully lobbied to kill the public domain in many countries</text:span></text:p></office:annotation></text:span><text:span text:style-name="T12">They all rely on Linux and other open source projects to make their hundreds of billions of moneys, but when the time comes to deliver on those platforms they’re nowhere to be seen.</text:span><office:annotation-end office:name="__Annotation__146_606351859"/></text:p>
        </text:list-item>
        <text:list-item>
          <text:p text:style-name="P12"><text:span text:style-name="T5">The Disney+video streaming service does not work on Linux devices, and gives "error code 83" in the Firefox and Chrome browsers.</text:span></text:p>
        </text:list-item>
        <text:list-item>
          <text:p text:style-name="P12"><text:span text:style-name="T5">It seems that Disney uses the DRM solution Widevine to protect its streams from unauthorized activity and it is tuned to to strong of security level, unlike Netflix or Amazon Prime which work fine on Linux.</text:span></text:p>
        </text:list-item>
        <text:list-item>
          <text:p text:style-name="P12"><text:span text:style-name="T5">Disney, how do you expect your Linux animators, developers and sysadmins to watch your streamed products in house? <text:s/></text:span></text:p>
        </text:list-item>
        <text:list-item>
          <text:p text:style-name="P12"><text:span text:style-name="T5">I guess they just tell them to use their Disney+ app on their tablets or phones!</text:span></text:p>
        </text:list-item>
        <text:list-item>
          <text:p text:style-name="P12"><text:span text:style-name="T5">Hulu has had similar issues with this as well.</text:span></text:p>
        </text:list-item>
      </text:list>
      <text:p text:style-name="Standard"><draw:rect text:anchor-type="as-char" style:rel-width="100%" draw:z-index="4" draw:style-name="gr1" draw:text-style-name="P19" svg:width="0.0012in" svg:height="0.0213in"><text:p/></draw:rect></text:p>
      <text:p text:style-name="Standard"><text:soft-page-break/>Plugs</text:p>
      <text:p text:style-name="Standard"/>
      <text:p text:style-name="Standard">KyLinux Cast</text:p>
      <text:p text:style-name="Standard"><text:a xlink:type="simple" xlink:href="https://www.youtube.com/channel/UC30WrT9v3qc4UCmDtIyH3ww" text:style-name="ListLabel_20_92" text:visited-style-name="ListLabel_20_92"><text:span text:style-name="T15">https://www.youtube.com/channel/UC30WrT9v3qc4UCmDtIyH3ww</text:span></text:a> </text:p>
      <text:p text:style-name="Standard"><draw:rect text:anchor-type="as-char" style:rel-width="100%" draw:z-index="5" draw:style-name="gr1" draw:text-style-name="P19" svg:width="0.0012in" svg:height="0.0213in"><text:p/></draw:rect></text:p>
      <text:p text:style-name="Standard">Slice of Pi</text:p>
      <text:p text:style-name="Standard"/>
      <text:p text:style-name="Standard"><text:span text:style-name="T11">PWNAGOTCHI</text:span></text:p>
      <text:p text:style-name="Standard"><text:a xlink:type="simple" xlink:href="https://pwnagotchi.ai/" text:style-name="ListLabel_20_92" text:visited-style-name="ListLabel_20_92"><text:span text:style-name="T15">https://pwnagotchi.ai/</text:span></text:a></text:p>
      <text:list xml:id="list1789377908" text:style-name="WWNum6">
        <text:list-item>
          <text:p text:style-name="P13"><text:span text:style-name="T9">Using AI to crack WPA. </text:span></text:p>
        </text:list-item>
        <text:list-item>
          <text:p text:style-name="P13"><text:span text:style-name="T9">Powered by bettercap running on the Zero W. </text:span></text:p>
        </text:list-item>
        <text:list-item>
          <text:p text:style-name="P13"><text:span text:style-name="T9">Pwnagotchi tunes its own parameters over time to get better at pwning WiFi things in the environments you expose it to.</text:span></text:p>
        </text:list-item>
        <text:list-item>
          <text:p text:style-name="P13"><text:span text:style-name="T9">It will even tell you when it gets bored. </text:span></text:p>
        </text:list-item>
        <text:list-item>
          <text:p text:style-name="P13"><text:span text:style-name="T12">Basically, it decides on what to do based on the packets that it sniffs.</text:span></text:p>
        </text:list-item>
        <text:list-item>
          <text:p text:style-name="P13"><text:span text:style-name="T12">Very clever, very likely to not get spotted if you were to make a phone like case for it.</text:span></text:p>
        </text:list-item>
        <text:list-item>
          <text:p text:style-name="P13"><text:span text:style-name="T5">My first reaction: <text:s/>A wardriving Tamagotchi digital pet on steroids!</text:span></text:p>
        </text:list-item>
        <text:list-item>
          <text:p text:style-name="P13"><text:span text:style-name="T5">It’s not only a fun hacking project, but so cute!</text:span></text:p>
        </text:list-item>
      </text:list>
      <text:p text:style-name="Standard"/>
      <text:p text:style-name="Standard"><text:span text:style-name="T11">Compiling a SPARC LEON</text:span></text:p>
      <text:p text:style-name="Standard"><text:a xlink:type="simple" xlink:href="https://www.thanassis.space/myowncpu.html" text:style-name="ListLabel_20_92" text:visited-style-name="ListLabel_20_92"><text:span text:style-name="T15">https://www.thanassis.space/myowncpu.html</text:span></text:a></text:p>
      <text:list xml:id="list2212890510" text:style-name="WWNum8">
        <text:list-item>
          <text:p text:style-name="P14"><text:span text:style-name="T12">I had flashbacks to the final assignment of the Operating Systems course I had in second year of university.</text:span></text:p>
        </text:list-item>
        <text:list-item>
          <text:p text:style-name="P14"><text:soft-page-break/><text:span text:style-name="T12">It made me crave cigarettes!</text:span></text:p>
        </text:list-item>
      </text:list>
      <text:p text:style-name="Standard"><draw:rect text:anchor-type="as-char" style:rel-width="100%" draw:z-index="6" draw:style-name="gr1" draw:text-style-name="P19" svg:width="0.0012in" svg:height="0.0213in"><text:p/></draw:rect></text:p>
      <text:p text:style-name="Standard">Feed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3" meta:word-count="1499" meta:character-count="8792" meta:non-whitespace-character-count="7460"/>
    <meta:generator>LibreOfficeDev/6.0.5.2$Linux_X86_64 LibreOffice_project/</meta:generator>
  </office:meta>
</office:document-meta>
</file>